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People at risk of poverty or social exclusion</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t2020_50</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Einkommensarmut</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Einkommensarmut ist die Summe von Personen die dem Armutsrisiko ausgesetzt oder erheblich benachteiligt ist oder in Haushalten mit geringer Arbeitsstärke lebt. Armutsrisiko heißt hierbei ein verfügbares Einkommen nach allen Abzügen und zusätzlichen Einkünften aus Sozialmaßnahmen von 60% des nationalen Mittelwertes. Dieser Indikator ist Teil der Europe 2020 Strategie.</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is indicator corresponds to the sum of persons who are at risk of poverty or severely materially deprived or living in households with very low work intensity. At risk-of-poverty are persons with an equivalised disposable income below the risk-of-poverty threshold, which is set at 60 % of the national median equivalised disposable income (after social transfers). Social transfers are benefits provided by national or local governments, including benefits relating to education, housing,pensions or unemployment. The indicator is part of the Europe 2020 strategy which aims to promote social inclusion, in particular through the reduction of poverty, by aiming to lift at least 20 million people out of the risk of poverty and social exclusion.</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10,20,30,4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AS</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10" calcext:value-type="float">
            <text:p>1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1,2,3,4,5 B) Methode,10,20,30,40,1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29" calcext:value-type="date">
            <text:p>10/29/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ec.europa.eu/eurostat/tgm/table.do?tab=table&amp;init=1&amp;plugin=1&amp;language=en&amp;pcode=t2020_50" xlink:type="simple">http://ec.europa.eu/eurostat/tgm/table.do?tab=table&amp;init=1&amp;plugin=1&amp;language=en&amp;pcode=t2020_50</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Europe2020</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19.2" calcext:value-type="float">
            <text:p>19.2</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1.2" calcext:value-type="float">
            <text:p>21.2</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40.1" calcext:value-type="float">
            <text:p>40.1</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29.3" calcext:value-type="float">
            <text:p>29.3</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27.4" calcext:value-type="float">
            <text:p>27.4</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4.8" calcext:value-type="float">
            <text:p>14.8</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17.8" calcext:value-type="float">
            <text:p>17.8</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23.5" calcext:value-type="float">
            <text:p>23.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17.3" calcext:value-type="float">
            <text:p>17.3</text:p>
          </table:table-cell>
          <table:table-cell table:number-columns-repeated="1022"/>
        </table:table-row>
        <table:table-row table:style-name="ro1">
          <table:table-cell table:style-name="ce1" office:value-type="string" calcext:value-type="string">
            <text:p>Former Yugoslav Republic of Macedonia</text:p>
          </table:table-cell>
          <table:table-cell table:style-name="ce1" office:value-type="float" office:value="48.1" calcext:value-type="float">
            <text:p>48.1</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18.6" calcext:value-type="float">
            <text:p>18.6</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0.6" calcext:value-type="float">
            <text:p>20.6</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31.1" calcext:value-type="float">
            <text:p>31.1</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13" calcext:value-type="float">
            <text:p>13</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9.5" calcext:value-type="float">
            <text:p>29.5</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28.1" calcext:value-type="float">
            <text:p>28.1</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32.7" calcext:value-type="float">
            <text:p>32.7</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19" calcext:value-type="float">
            <text:p>19</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16.5" calcext:value-type="float">
            <text:p>16.5</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24.7" calcext:value-type="float">
            <text:p>24.7</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27.5" calcext:value-type="float">
            <text:p>27.5</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40.2" calcext:value-type="float">
            <text:p>40.2</text:p>
          </table:table-cell>
          <table:table-cell table:number-columns-repeated="1022"/>
        </table:table-row>
        <table:table-row table:style-name="ro1">
          <table:table-cell table:style-name="ce1" office:value-type="string" calcext:value-type="string">
            <text:p>Serbia</text:p>
          </table:table-cell>
          <table:table-cell table:style-name="ce1" office:value-type="float" office:value="43" calcext:value-type="float">
            <text:p>43</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18.4" calcext:value-type="float">
            <text:p>18.4</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20.4" calcext:value-type="float">
            <text:p>20.4</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29.2" calcext:value-type="float">
            <text:p>29.2</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16.9" calcext:value-type="float">
            <text:p>16.9</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16.3" calcext:value-type="float">
            <text:p>16.3</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72.4" calcext:value-type="float">
            <text:p>72.4</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4.1" calcext:value-type="float">
            <text:p>24.1</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6" meta:object-count="0"/>
    <meta:generator>LibreOfficeDev/5.1.0.3$Linux_X86_64 LibreOffice_project/</meta:generator>
  </office:meta>
</office:document-meta>
</file>